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af0" officeooo:paragraph-rsid="001b4af0"/>
    </style:style>
    <style:style style:name="P2" style:family="paragraph" style:parent-style-name="Standard">
      <style:paragraph-properties fo:text-align="center" style:justify-single-word="false"/>
      <style:text-properties officeooo:rsid="001b4af0" officeooo:paragraph-rsid="001b4af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4af0" officeooo:paragraph-rsid="001b4af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ddde" officeooo:paragraph-rsid="001cddd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4af0" officeooo:paragraph-rsid="001b4a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083df" officeooo:paragraph-rsid="001b4a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2424" officeooo:paragraph-rsid="002224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2424" officeooo:paragraph-rsid="002e9fa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74730" officeooo:paragraph-rsid="003747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dbaaf" officeooo:paragraph-rsid="003dba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4086d9" officeooo:paragraph-rsid="004086d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45fbe" officeooo:paragraph-rsid="00445f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54f11" officeooo:paragraph-rsid="00454f1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8d496" officeooo:paragraph-rsid="0048d496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48d496" officeooo:paragraph-rsid="0048d49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f29e4" officeooo:paragraph-rsid="004f29e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501354" officeooo:paragraph-rsid="0050135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476011" officeooo:paragraph-rsid="00476011" fo:background-color="#ffff0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2d6e4c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03450" officeooo:paragraph-rsid="00403450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45fbe" officeooo:paragraph-rsid="00445fb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48d496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086d9" officeooo:paragraph-rsid="004086d9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T1" style:family="text">
      <style:text-properties officeooo:rsid="0023be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be65" style:font-style-asian="italic" style:font-style-complex="italic"/>
    </style:style>
    <style:style style:name="T4" style:family="text">
      <style:text-properties fo:font-style="italic" officeooo:rsid="0025419f" style:font-style-asian="italic" style:font-style-complex="italic"/>
    </style:style>
    <style:style style:name="T5" style:family="text">
      <style:text-properties fo:font-style="italic" officeooo:rsid="002b5423" style:font-style-asian="italic" style:font-style-complex="italic"/>
    </style:style>
    <style:style style:name="T6" style:family="text">
      <style:text-properties fo:font-style="italic" officeooo:rsid="00454f11" style:font-style-asian="italic" style:font-style-complex="italic"/>
    </style:style>
    <style:style style:name="T7" style:family="text">
      <style:text-properties fo:font-style="italic" officeooo:rsid="004ace0d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fo:font-weight="normal" officeooo:rsid="002cdde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09b5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cb09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3be65" style:font-style-asian="normal" style:font-style-complex="normal"/>
    </style:style>
    <style:style style:name="T14" style:family="text">
      <style:text-properties fo:font-style="normal" officeooo:rsid="0024b28f" style:font-style-asian="normal" style:font-style-complex="normal"/>
    </style:style>
    <style:style style:name="T15" style:family="text">
      <style:text-properties fo:font-style="normal" officeooo:rsid="0025419f" style:font-style-asian="normal" style:font-style-complex="normal"/>
    </style:style>
    <style:style style:name="T16" style:family="text">
      <style:text-properties fo:font-style="normal" officeooo:rsid="00267a10" style:font-style-asian="normal" style:font-style-complex="normal"/>
    </style:style>
    <style:style style:name="T17" style:family="text">
      <style:text-properties fo:font-style="normal" officeooo:rsid="00298fa7" style:font-style-asian="normal" style:font-style-complex="normal"/>
    </style:style>
    <style:style style:name="T18" style:family="text">
      <style:text-properties fo:font-style="normal" officeooo:rsid="0029f9c5" style:font-style-asian="normal" style:font-style-complex="normal"/>
    </style:style>
    <style:style style:name="T19" style:family="text">
      <style:text-properties fo:font-style="normal" officeooo:rsid="002b5423" style:font-style-asian="normal" style:font-style-complex="normal"/>
    </style:style>
    <style:style style:name="T20" style:family="text">
      <style:text-properties fo:font-style="normal" officeooo:rsid="002b8d95" style:font-style-asian="normal" style:font-style-complex="normal"/>
    </style:style>
    <style:style style:name="T21" style:family="text">
      <style:text-properties fo:font-style="normal" officeooo:rsid="0031cb09" style:font-style-asian="normal" style:font-style-complex="normal"/>
    </style:style>
    <style:style style:name="T22" style:family="text">
      <style:text-properties fo:font-style="normal" officeooo:rsid="00335264" style:font-style-asian="normal" style:font-style-complex="normal"/>
    </style:style>
    <style:style style:name="T23" style:family="text">
      <style:text-properties fo:font-style="normal" officeooo:rsid="003440de" style:font-style-asian="normal" style:font-style-complex="normal"/>
    </style:style>
    <style:style style:name="T24" style:family="text">
      <style:text-properties fo:font-style="normal" officeooo:rsid="003516d9" style:font-style-asian="normal" style:font-style-complex="normal"/>
    </style:style>
    <style:style style:name="T25" style:family="text">
      <style:text-properties fo:font-style="normal" officeooo:rsid="003ee33b" style:font-style-asian="normal" style:font-style-complex="normal"/>
    </style:style>
    <style:style style:name="T26" style:family="text">
      <style:text-properties fo:font-style="normal" officeooo:rsid="004ace0d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2d6e4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fo:font-weight="normal" officeooo:rsid="00298fa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cdde5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2f0508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f792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057a1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09b5c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1cb0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57234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5f2ca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8d496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4bfbb9" style:font-style-asian="normal" style:font-weight-asian="normal" style:font-style-complex="normal" style:font-weight-complex="normal"/>
    </style:style>
    <style:style style:name="T40" style:family="text">
      <style:text-properties style:text-underline-style="solid" style:text-underline-width="auto" style:text-underline-color="font-color" officeooo:rsid="002d1c23"/>
    </style:style>
    <style:style style:name="T41" style:family="text">
      <style:text-properties officeooo:rsid="002d1c23"/>
    </style:style>
    <style:style style:name="T42" style:family="text">
      <style:text-properties officeooo:rsid="0041b80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Diamont</text:p>
      <text:p text:style-name="P1">EE360C</text:p>
      <text:p text:style-name="P2">Programming Assignment 3</text:p>
      <text:p text:style-name="P2"/>
      <text:p text:style-name="P3">PART ONE</text:p>
      <text:p text:style-name="P3"/>
      <text:p text:style-name="P3">Argument for Optimal Substructure</text:p>
      <text:p text:style-name="P6"/>
      <text:p text:style-name="P8"><text:span text:style-name="T40">Claim:</text:span><text:span text:style-name="T41"> </text:span></text:p>
      <text:p text:style-name="P8">Consider any optimal solution to assign<text:span text:style-name="T1"> </text:span><text:span text:style-name="T3">f </text:span><text:span text:style-name="T14">total </text:span><text:span text:style-name="T22">maximum </text:span><text:span text:style-name="T13">economic growth </text:span><text:span text:style-name="T14">to the </text:span><text:span text:style-name="T23">entire </text:span><text:span text:style-name="T14">Wakandan econom</text:span><text:span text:style-name="T21">y</text:span><text:span text:style-name="T14"> </text:span><text:span text:style-name="T13">using the </text:span><text:span text:style-name="T3">k </text:span><text:span text:style-name="T13">denominations of Vibranium that we have available from our limited supply of Vibranium </text:span><text:span text:style-name="T3">V</text:span><text:span text:style-name="T13">, </text:span><text:span text:style-name="T16">where the Vibranium is</text:span><text:span text:style-name="T13"> </text:span><text:span text:style-name="T15">distributed </text:span><text:span text:style-name="T16">as </text:span><text:span text:style-name="T17">the optimal</text:span><text:span text:style-name="T16"> investment </text:span><text:span text:style-name="T17">for each of the</text:span><text:span text:style-name="T15"> </text:span><text:span text:style-name="T4">n </text:span><text:span text:style-name="T18">available </text:span><text:span text:style-name="T15">projects. </text:span><text:span text:style-name="T17">Then, diving the total solution into </text:span><text:span text:style-name="T5">i</text:span><text:span text:style-name="T17"> sub-solutions, each sub-solution must itself </text:span><text:span text:style-name="T19">provide the optimal economic growth </text:span><text:span text:style-name="T5"><draw:frame draw:style-name="fr1" draw:name="Object1" text:anchor-type="as-char" svg:y="-0.1484in" svg:width="0.213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4">for a subset of the Wakandan economy </text:span><text:span text:style-name="T20">over the subset of available Vibranium </text:span><text:span text:style-name="T20"><draw:frame draw:style-name="fr1" draw:name="Object2" text:anchor-type="as-char" svg:y="-0.1484in" svg:width="0.2598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where </text:span><text:span text:style-name="T20"><draw:frame draw:style-name="fr1" draw:name="Object3" text:anchor-type="as-char" svg:y="-0.2228in" svg:width="0.9134in" svg:height="0.32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and </text:span><text:span text:style-name="T20"><draw:frame draw:style-name="fr1" draw:name="Object4" text:anchor-type="as-char" svg:y="-0.2228in" svg:width="1.0047in" svg:height="0.32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.</text:span></text:p>
      <text:p text:style-name="P7"><text:span text:style-name="T3"/></text:p>
      <text:p text:style-name="P19"><text:span text:style-name="T27">Proof:</text:span></text:p>
      <text:p text:style-name="P19"><text:span text:style-name="T29">S</text:span><text:span text:style-name="T30">uppose that one of the </text:span><text:span text:style-name="T9"><draw:frame draw:style-name="fr1" draw:name="Object5" text:anchor-type="as-char" svg:y="-0.1484in" svg:width="0.174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0">sub solutions is </text:span><text:span text:style-name="T9">not </text:span><text:span text:style-name="T30">optimal. </text:span><text:span text:style-name="T31">This means that either </text:span><text:span text:style-name="T32"><draw:frame draw:style-name="fr1" draw:name="Object6" text:anchor-type="as-char" svg:y="-0.1484in" svg:width="0.1744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3">did not achieve the optimal economic </text:span><text:span text:style-name="T34">growth </text:span><text:span text:style-name="T36">for that subset of the economy </text:span><text:span text:style-name="T34">or used more Vibranium than was necessary to achieve the same economic growth. Then, this implies that more than </text:span><text:span text:style-name="T10">f </text:span><text:span text:style-name="T34">economic growth could have been achieved for the entire Wakandan economy either by wiser allocation of Vibranium to a project </text:span><text:span text:style-name="T37">within subset </text:span><text:span text:style-name="T37"><draw:frame draw:style-name="fr1" draw:name="Object7" text:anchor-type="as-char" svg:y="-0.1484in" svg:width="0.1744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4">or by using the remaining Vibranium for more investments </text:span><text:span text:style-name="T37">in the same or other subsets of the economy</text:span><text:span text:style-name="T34">. </text:span><text:span text:style-name="T35">However, this is a contradiction, because the claim is that </text:span><text:span text:style-name="T11">f </text:span><text:span text:style-name="T35">is already the total maximum economic growth to the Wakandan economy that can be achieved by distributing </text:span><text:span text:style-name="T11">V </text:span><text:span text:style-name="T35">Vibranium over </text:span><text:span text:style-name="T11">n </text:span><text:span text:style-name="T35">projects.</text:span></text:p>
      <text:p text:style-name="P5"/>
      <text:p text:style-name="P3">Value of Optimal Solution</text:p>
      <text:p text:style-name="P3"/>
      <text:p text:style-name="P9">The maximum economic growth for a subset of the Wakandan economy given a project <text:span text:style-name="T2">x </text:span><text:span text:style-name="T12">and a subset of Vibranium </text:span><text:span text:style-name="T2">y</text:span><text:span text:style-name="T12"> can be defined in tabular form as:</text:span></text:p>
      <text:p text:style-name="P9"><text:span text:style-name="T12"/></text:p>
      <text:p text:style-name="P9"><text:span text:style-name="T12"><draw:frame draw:style-name="fr1" draw:name="Object8" text:anchor-type="as-char" svg:y="-0.2902in" svg:width="3.8575in" svg:height="0.4783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12"/></text:p>
      <text:p text:style-name="P10"><text:span text:style-name="T12">Clearly, we can see that the maximum economic growth for the entire Wakandan economy given all </text:span><text:span text:style-name="T2">n </text:span><text:span text:style-name="T12">projects and given all Vibranium </text:span><text:span text:style-name="T2">V </text:span><text:span text:style-name="T12">can be found </text:span><text:span text:style-name="T25">at the end of the algorithm in</text:span><text:span text:style-name="T12"> </text:span><text:span text:style-name="T2">OPT[n,V]</text:span><text:span text:style-name="T12">.</text:span></text:p>
      <text:p text:style-name="P9"><text:span text:style-name="T12"/></text:p>
      <text:p text:style-name="P3">Computing the Optimal Value</text:p>
      <text:p text:style-name="P3"/>
      <text:p text:style-name="P11">Given <text:span text:style-name="T2">V </text:span><text:span text:style-name="T12">Vibranium, </text:span><text:span text:style-name="T2">n </text:span><text:span text:style-name="T12">projects, and economic gain function </text:span><text:span text:style-name="T12"><draw:frame draw:style-name="fr1" draw:name="Object9" text:anchor-type="as-char" svg:y="-0.1528in" svg:width="0.7366in" svg:height="0.204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that maps Vibranium investments for each project to its respective economic gain.</text:span></text:p>
      <text:p text:style-name="P11"><text:span text:style-name="T12"/></text:p>
      <text:p text:style-name="P20">computeGain():</text:p>
      <text:p text:style-name="P20"/>
      <text:p text:style-name="P23">for all V’ ← 0 to V:</text:p>
      <text:p text:style-name="P23"><text:tab/>OPT<text:span text:style-name="T42">[n-1][V’] ←</text:span><text:span text:style-name="T42"><draw:frame draw:style-name="fr1" draw:name="Object10" text:anchor-type="as-char" svg:y="-0.152in" svg:width="0.7543in" svg:height="0.221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3"/>
      <text:p text:style-name="P24"><text:soft-page-break/>for all I ← n – 2 down to 0:</text:p>
      <text:p text:style-name="P24"><text:tab/>for all V’ ← to V:</text:p>
      <text:p text:style-name="P24"><text:tab/><text:tab/>best ← 0</text:p>
      <text:p text:style-name="P24"><text:tab/><text:tab/>for all v ← 0 to V’:</text:p>
      <text:p text:style-name="P24"><text:tab/><text:tab/><text:tab/>this ← <draw:frame draw:style-name="fr1" draw:name="Object11" text:anchor-type="as-char" svg:y="-0.152in" svg:width="0.6165in" svg:height="0.22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+ OPT[I+1,v]</text:p>
      <text:p text:style-name="P24"><text:tab/><text:tab/><text:tab/>if this &gt; best</text:p>
      <text:p text:style-name="P24"><text:tab/><text:tab/><text:tab/><text:tab/>best ← this</text:p>
      <text:p text:style-name="P24"><text:tab/><text:tab/>endfor</text:p>
      <text:p text:style-name="P24"><text:tab/>OPT[I,V’] ← best</text:p>
      <text:p text:style-name="P24"><text:tab/>endfor</text:p>
      <text:p text:style-name="P24">endfor</text:p>
      <text:p text:style-name="P24"/>
      <text:p text:style-name="P25">return OPT[0,V]</text:p>
      <text:p text:style-name="P18">ADD DESCRIPTION</text:p>
      <text:p text:style-name="P18"/>
      <text:p text:style-name="P3">Constructing the Optimal Solution</text:p>
      <text:p text:style-name="P3"/>
      <text:p text:style-name="P21">solution(OPT, n,V):</text:p>
      <text:p text:style-name="P21"><text:tab/></text:p>
      <text:p text:style-name="P12"><text:tab/><text:span text:style-name="T2">let v = V</text:span></text:p>
      <text:p text:style-name="P12"><text:span text:style-name="T2"><text:tab/>let C[i] hold the optimal amount of Vibranium to spend per project, where </text:span><text:span text:style-name="T2"><draw:frame draw:style-name="fr1" draw:name="Object12" text:anchor-type="as-char" svg:y="-0.152in" svg:width="0.6201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</text:span></text:p>
      <text:p text:style-name="P12"><text:span text:style-name="T2"/></text:p>
      <text:p text:style-name="P12"><text:span text:style-name="T2"><text:tab/>for p ← 0 to n-1:</text:span></text:p>
      <text:p text:style-name="P12"><text:span text:style-name="T2"><text:tab/><text:tab/>max ← 0</text:span></text:p>
      <text:p text:style-name="P12"><text:span text:style-name="T2"><text:tab/><text:tab/>index ← 0</text:span></text:p>
      <text:p text:style-name="P12"><text:span text:style-name="T2"/></text:p>
      <text:p text:style-name="P12"><text:span text:style-name="T2"><text:tab/><text:tab/>for i ← 0 to v:</text:span></text:p>
      <text:p text:style-name="P12"><text:span text:style-name="T2"><text:tab/><text:tab/><text:tab/>this ← OPT[p,v] – OPT[p+1,i]</text:span></text:p>
      <text:p text:style-name="P12"><text:span text:style-name="T2"><text:tab/><text:tab/><text:tab/>if max &lt; this </text:span><text:span text:style-name="T2"><draw:frame draw:style-name="fr1" draw:name="Object18" text:anchor-type="as-char" svg:y="-0.1043in" svg:width="0.2102in" svg:height="0.1126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6"> this </text:span><text:span text:style-name="T6"><draw:frame draw:style-name="fr1" draw:name="Object13" text:anchor-type="as-char" svg:y="-0.1484in" svg:width="0.3638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><text:span text:style-name="T6"><text:tab/><text:tab/><text:tab/><text:tab/>max ← this</text:span></text:p>
      <text:p text:style-name="P12"><text:span text:style-name="T6"><text:tab/><text:tab/><text:tab/><text:tab/>index ← i </text:span></text:p>
      <text:p text:style-name="P12"><text:tab/><text:tab/></text:p>
      <text:p text:style-name="P12"><text:tab/><text:tab/><text:span text:style-name="T6">for x ← v downto 0:</text:span></text:p>
      <text:p text:style-name="P12"><text:span text:style-name="T6"><text:tab/><text:tab/><text:tab/>if </text:span><text:span text:style-name="T6"><draw:frame draw:style-name="fr1" draw:name="Object14" text:anchor-type="as-char" svg:y="-0.152in" svg:width="0.8862in" svg:height="0.2126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6"><text:tab/><text:tab/><text:tab/><text:tab/>C[p] = x</text:span></text:p>
      <text:p text:style-name="P12"><text:span text:style-name="T6"/></text:p>
      <text:p text:style-name="P12"><text:span text:style-name="T6"><text:tab/><text:tab/>v = index</text:span></text:p>
      <text:p text:style-name="P13"><text:span text:style-name="T2">return C</text:span></text:p>
      <text:p text:style-name="P13"><text:span text:style-name="T2"/></text:p>
      <text:p text:style-name="P18">ADD DESCRIPTION</text:p>
      <text:p text:style-name="P4">Testing</text:p>
      <text:p text:style-name="P3"/>
      <text:p text:style-name="P3">PART TWO</text:p>
      <text:p text:style-name="P3"/>
      <text:p text:style-name="P14">This problem is a variation of the 0-1 Knapsack problem with multiple constraints.</text:p>
      <text:p text:style-name="P14"/>
      <text:p text:style-name="P14">Given projects <text:span text:style-name="T8">p,</text:span><text:span text:style-name="T28"> decision variable </text:span><text:span text:style-name="T8">x</text:span><text:span text:style-name="T28">, weight </text:span><text:span text:style-name="T8">w,</text:span><text:span text:style-name="T28"> and volume </text:span><text:span text:style-name="T8">v</text:span><text:span text:style-name="T28">, we want to:</text:span></text:p>
      <text:p text:style-name="P14"><text:span text:style-name="T28"/></text:p>
      <text:p text:style-name="P15"><text:soft-page-break/><text:span text:style-name="T28"><text:s/></text:span><text:span text:style-name="T28"><draw:frame draw:style-name="fr1" draw:name="Object15" text:anchor-type="as-char" svg:y="-0.2228in" svg:width="1.5043in" svg:height="0.32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2"><text:span text:style-name="T38"><draw:frame draw:style-name="fr1" draw:name="Object16" text:anchor-type="as-char" svg:y="-0.2228in" svg:width="3.2811in" svg:height="0.32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where</text:span> <text:span text:style-name="T7">m </text:span><text:span text:style-name="T26">is </text:span>the total volume available for weight <draw:frame draw:style-name="fr1" draw:name="Object17" text:anchor-type="as-char" svg:y="-0.1484in" svg:width="0.2472in" svg:height="0.2098in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39">and </text:span><text:span text:style-name="T39"><draw:frame draw:style-name="fr1" draw:name="Object19" text:anchor-type="as-char" svg:y="-0.1484in" svg:width="1.6236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"><text:span text:style-name="T28"/></text:p>
      <text:p text:style-name="P3">Value of Optimal Solution</text:p>
      <text:p text:style-name="P3"/>
      <text:p text:style-name="P16">The value of the optimal solution can be defined recursively as:<text:line-break/></text:p>
      <text:p text:style-name="P16"><draw:frame draw:style-name="fr1" draw:name="Object20" text:anchor-type="as-char" svg:y="-0.4138in" svg:width="6.1319in" svg:height="0.726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"/>
      <text:p text:style-name="P17">The solution of how the maximum amount of Vibranium that the thief can steal is given by <text:span text:style-name="T2">OPT[n,W,V] </text:span><text:span text:style-name="T12">where </text:span><text:span text:style-name="T2">n </text:span><text:span text:style-name="T12">is the number or Vibranium ores available to steal, </text:span><text:span text:style-name="T2">W </text:span><text:span text:style-name="T12">is the maximum weight that the thief can carry in the knapsack, and </text:span><text:span text:style-name="T2">V </text:span><text:span text:style-name="T12">is the maximum amount of space available in the knapsack.</text:span></text:p>
      <text:p text:style-name="P17"><text:span text:style-name="T12"/></text:p>
      <text:p text:style-name="P3">Computing the Optimal Value</text:p>
      <text:p text:style-name="P3"/>
      <text:p text:style-name="P3">Constructing the Optimal Solution</text:p>
      <text:p text:style-name="P3"/>
      <text:p text:style-name="P4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20:14.019140219</meta:creation-date>
    <dc:date>2018-04-22T02:19:29.831982611</dc:date>
    <meta:editing-duration>PT1H52M47S</meta:editing-duration>
    <meta:editing-cycles>51</meta:editing-cycles>
    <meta:generator>LibreOffice/5.1.6.2$Linux_X86_64 LibreOffice_project/10m0$Build-2</meta:generator>
    <meta:document-statistic meta:table-count="0" meta:image-count="0" meta:object-count="20" meta:page-count="3" meta:paragraph-count="64" meta:word-count="555" meta:character-count="3107" meta:non-whitespace-character-count="2544"/>
  </office:meta>
</office:document-meta>
</file>

<file path=Object 1/content.xml><?xml version="1.0" encoding="utf-8"?>
<math xmlns="http://www.w3.org/1998/Math/MathML" display="block">
  <semantics>
    <msub>
      <mi>f</mi>
      <mi>x</mi>
    </msub>
    <annotation encoding="StarMath 5.0">f_x</annotation>
  </semantics>
</math>
</file>

<file path=Object 10/content.xml><?xml version="1.0" encoding="utf-8"?>
<math xmlns="http://www.w3.org/1998/Math/MathML" display="block">
  <semantics>
    <mrow>
      <msub>
        <mi>g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n-1 )( V' )</annotation>
  </semantics>
</math>
</file>

<file path=Object 11/content.xml><?xml version="1.0" encoding="utf-8"?>
<math xmlns="http://www.w3.org/1998/Math/MathML" display="block">
  <semantics>
    <mrow>
      <msub>
        <mi>g</mi>
        <mrow>
          <mo fence="true" stretchy="false">(</mo>
          <mrow>
            <mi>I</mi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I )( V' )</annotation>
  </semantics>
</math>
</file>

<file path=Object 12/content.xml><?xml version="1.0" encoding="utf-8"?>
<math xmlns="http://www.w3.org/1998/Math/MathML" display="block">
  <semantics>
    <mrow>
      <mi>i</mi>
      <mi mathvariant="normal">∈</mi>
      <mrow>
        <mo fence="true" stretchy="false">(</mo>
        <mrow>
          <mrow>
            <mn>0,</mn>
            <mi>n</mi>
          </mrow>
        </mrow>
        <mo fence="true" stretchy="false">)</mo>
      </mrow>
    </mrow>
    <annotation encoding="StarMath 5.0">i%element( 0,n )</annotation>
  </semantics>
</math>
</file>

<file path=Object 13/content.xml><?xml version="1.0" encoding="utf-8"?>
<math xmlns="http://www.w3.org/1998/Math/MathML" display="block">
  <semantics>
    <mrow>
      <mi mathvariant="normal">∈</mi>
      <msub>
        <mi>g</mi>
        <mi>p</mi>
      </msub>
    </mrow>
    <annotation encoding="StarMath 5.0">%element g_p</annotation>
  </semantics>
</math>
</file>

<file path=Object 14/content.xml><?xml version="1.0" encoding="utf-8"?>
<math xmlns="http://www.w3.org/1998/Math/MathML" display="block">
  <semantics>
    <mrow>
      <msub>
        <mi>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italic">max</mi>
      </mrow>
    </mrow>
    <annotation encoding="StarMath 5.0">g_p( x ) = max</annotation>
  </semantics>
</math>
</file>

<file path=Object 15/content.xml><?xml version="1.0" encoding="utf-8"?>
<math xmlns="http://www.w3.org/1998/Math/MathML" display="block">
  <semantics>
    <mrow>
      <mi mathvariant="italic">maximize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p</mi>
          <mi>j</mi>
        </msub>
      </mrow>
      <msub>
        <mi>x</mi>
        <mi>j</mi>
      </msub>
    </mrow>
    <annotation encoding="StarMath 5.0">maximize sum_(j = 1)^n p_j x_j</annotation>
  </semantics>
</math>
</file>

<file path=Object 16/content.xml><?xml version="1.0" encoding="utf-8"?>
<math xmlns="http://www.w3.org/1998/Math/MathML" display="block">
  <semantics>
    <mrow>
      <mi mathvariant="italic">with</mi>
      <mi mathvariant="italic">constraints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w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</msub>
      </mrow>
      <mrow>
        <msub>
          <mi>x</mi>
          <mi>j</mi>
        </msub>
        <mo stretchy="false">≤</mo>
        <msub>
          <mi>W</mi>
          <mi>i</mi>
        </msub>
      </mrow>
      <mi>,</mi>
      <mo stretchy="false">∀</mo>
      <mrow>
        <mi>i</mi>
        <mo stretchy="false">∈</mo>
        <mrow>
          <mo fence="true" stretchy="false">[</mo>
          <mrow>
            <mrow>
              <mn>1,</mn>
              <mi>m</mi>
            </mrow>
          </mrow>
          <mo fence="true" stretchy="false">]</mo>
        </mrow>
      </mrow>
      <mi>,</mi>
    </mrow>
    <annotation encoding="StarMath 5.0">with constraints sum_(j = 1)^n w_(i,j) x_j &lt;=W_i, forall i in[1,m],</annotation>
  </semantics>
</math>
</file>

<file path=Object 17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18/content.xml><?xml version="1.0" encoding="utf-8"?>
<math xmlns="http://www.w3.org/1998/Math/MathML" display="block">
  <semantics>
    <mi mathvariant="normal">∧</mi>
    <annotation encoding="StarMath 5.0">%and </annotation>
  </semantics>
</math>
</file>

<file path=Object 19/content.xml><?xml version="1.0" encoding="utf-8"?>
<math xmlns="http://www.w3.org/1998/Math/MathML" display="block">
  <semantics>
    <mrow>
      <mrow>
        <msub>
          <mi>x</mi>
          <mi>j</mi>
        </msub>
        <mo stretchy="false">∈</mo>
        <mrow>
          <mo fence="true" stretchy="false">[</mo>
          <mrow>
            <mn>0,1</mn>
          </mrow>
          <mo fence="true" stretchy="false">]</mo>
        </mrow>
      </mrow>
      <mo stretchy="false">∀</mo>
      <mrow>
        <mi>j</mi>
        <mo stretchy="false">∈</mo>
        <mrow>
          <mo fence="true" stretchy="false">[</mo>
          <mrow>
            <mrow>
              <mn>0,</mn>
              <mrow>
                <mi>n</mi>
                <mo stretchy="false">−</mo>
                <mn>1</mn>
              </mrow>
            </mrow>
          </mrow>
          <mo fence="true" stretchy="false">]</mo>
        </mrow>
      </mrow>
    </mrow>
    <annotation encoding="StarMath 5.0">x_j in[ 0,1 ] forall j in[ 0,n-1 ]</annotation>
  </semantics>
</math>
</file>

<file path=Object 2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20/content.xml><?xml version="1.0" encoding="utf-8"?>
<math xmlns="http://www.w3.org/1998/Math/MathML" display="block">
  <semantics>
    <mrow>
      <mi mathvariant="italic">OPT</mi>
      <mrow>
        <mrow>
          <mo fence="true" stretchy="false">[</mo>
          <mrow>
            <mrow>
              <mi>i</mi>
              <mi>,</mi>
              <mi>j</mi>
              <mi>,</mi>
              <mi>k</mi>
            </mrow>
          </mrow>
          <mo fence="true" stretchy="false">]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 mathvariant="italic">max</mi>
                      <mrow>
                        <mo fence="true" stretchy="false">(</mo>
                        <mrow>
                          <mrow>
                            <mn>1</mn>
                            <mo stretchy="false">≤</mo>
                            <mi>j</mi>
                            <mo stretchy="false">≤</mo>
                            <mi>m</mi>
                          </mrow>
                        </mrow>
                        <mo fence="true" stretchy="false">)</mo>
                      </mrow>
                    </msub>
                    <mrow>
                      <mo fence="true" stretchy="false">[</mo>
                      <mrow>
                        <mrow>
                          <mi mathvariant="italic">OPT</mi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i>w</mi>
                                <mi>,</mi>
                              </mrow>
                            </mrow>
                            <mo fence="true" stretchy="false">]</mo>
                          </mrow>
                          <mi>,</mi>
                          <mi>p</mi>
                          <mrow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  <mo stretchy="false">+</mo>
                            <mi mathvariant="italic">OPT</mi>
                          </mrow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row>
                                  <mi>j</mi>
                                  <mo stretchy="false">−</mo>
                                  <msub>
                                    <mi>j</mi>
                                    <mi>i</mi>
                                  </msub>
                                </mrow>
                                <mi>,</mi>
                                <mrow>
                                  <mi>k</mi>
                                  <mo stretchy="false">−</mo>
                                  <msub>
                                    <mi>k</mi>
                                    <mi>i</mi>
                                  </msub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 mathvariant="italic">if</mi>
                    <mrow>
                      <msub>
                        <mi>j</mi>
                        <mi>i</mi>
                      </msub>
                      <mo stretchy="false">≤</mo>
                      <mrow>
                        <mi>j</mi>
                        <mo stretchy="false">∧</mo>
                        <msub>
                          <mi>k</mi>
                          <mi>i</mi>
                        </msub>
                      </mrow>
                      <mo stretchy="false">≤</mo>
                      <mi>k</mi>
                    </mrow>
                    <mi>,</mi>
                  </mrow>
                </mtd>
              </mtr>
              <mtr>
                <mtd>
                  <mrow>
                    <mi mathvariant="italic">OPT</mi>
                    <mrow>
                      <mo fence="true" stretchy="false">[</mo>
                      <mrow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  <mi>,</mi>
                          <mi>k</mi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 mathvariant="italic">if</mi>
                    <mrow>
                      <msub>
                        <mi>j</mi>
                        <mi>i</mi>
                      </msub>
                      <mo stretchy="false">&gt;</mo>
                      <mrow>
                        <mi>j</mi>
                        <mo stretchy="false">∨</mo>
                        <msub>
                          <mi>k</mi>
                          <mi>i</mi>
                        </msub>
                      </mrow>
                      <mo stretchy="false">&gt;</mo>
                      <mi>k</mi>
                    </mrow>
                    <mi>,</mi>
                  </mrow>
                </mtd>
              </mtr>
              <mtr>
                <mtd>
                  <mn>0,</mn>
                </mtd>
                <mtd>
                  <mi mathvariant="italic">otherwise</mi>
                </mtd>
              </mtr>
            </mtable>
          </mrow>
        </mrow>
      </mrow>
    </mrow>
    <annotation encoding="StarMath 5.0">OPT[ i,j,k ] = left lbrace matrix{max_(1&lt;=j&lt;=m) [OPT[i-1,w,], p(i)+OPT[i-1,j-j_i,k-k_i]], # if j_i &lt;= j and k_i &lt;= k, ## OPT[i-1,j,k], #if j_i &gt; j or k_i &gt; k, ##0, #otherwise} right none</annotation>
  </semantics>
</math>
</file>

<file path=Object 3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f</mi>
          <mi>x</mi>
        </msub>
      </mrow>
      <mo stretchy="false">=</mo>
      <mi>f</mi>
    </mrow>
    <annotation encoding="StarMath 5.0">sum_(x = 1)^i f_x = f</annotation>
  </semantics>
</math>
</file>

<file path=Object 4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V</mi>
          <mi>x</mi>
        </msub>
      </mrow>
      <mo stretchy="false">=</mo>
      <mi>V</mi>
    </mrow>
    <annotation encoding="StarMath 5.0">sum_(x = 1)^i V_x = V</annotation>
  </semantics>
</math>
</file>

<file path=Object 5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6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7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8/content.xml><?xml version="1.0" encoding="utf-8"?>
<math xmlns="http://www.w3.org/1998/Math/MathML" display="block">
  <semantics>
    <mrow>
      <mi mathvariant="italic">OPT</mi>
      <mrow>
        <mrow>
          <mo fence="true" stretchy="false">[</mo>
          <mrow>
            <mrow>
              <mi>i</mi>
              <mi>,</mi>
              <mi>j</mi>
            </mrow>
          </mrow>
          <mo fence="true" stretchy="false">]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 mathvariant="italic">max</mi>
                      <mrow>
                        <mo fence="true" stretchy="false">(</mo>
                        <mrow>
                          <mrow>
                            <mn>0</mn>
                            <mo stretchy="false">≤</mo>
                            <mi>k</mi>
                            <mo stretchy="false">≤</mo>
                            <mi>j</mi>
                          </mrow>
                        </mrow>
                        <mo fence="true" stretchy="false">)</mo>
                      </mrow>
                    </msub>
                    <mrow>
                      <mo fence="true" stretchy="false">[</mo>
                      <mrow>
                        <mrow>
                          <msub>
                            <mi>f</mi>
                            <mi>i</mi>
                          </msub>
                          <mrow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  <mo stretchy="false">+</mo>
                            <mi mathvariant="italic">OPT</mi>
                          </mrow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row>
                                  <mi>j</mi>
                                  <mo stretchy="false">−</mo>
                                  <mi>k</mi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>V</mi>
                    <mo stretchy="false">&gt;</mo>
                    <mn>0,</mn>
                  </mrow>
                </mtd>
              </mtr>
              <mtr>
                <mtd>
                  <mn>0,</mn>
                </mtd>
                <mtd>
                  <mrow>
                    <mi>V</mi>
                    <mo stretchy="false">=</mo>
                    <mn>0</mn>
                  </mrow>
                </mtd>
              </mtr>
            </mtable>
          </mrow>
        </mrow>
      </mrow>
    </mrow>
    <annotation encoding="StarMath 5.0">OPT[ i,j ] = left lbrace matrix{max_(0&lt;=k&lt;=j) [f_i(k) + OPT[i-1,j-k]], # V&gt;0, ## 0, #V = 0} right none</annotation>
  </semantics>
</math>
</file>

<file path=Object 9/content.xml><?xml version="1.0" encoding="utf-8"?>
<math xmlns="http://www.w3.org/1998/Math/MathML" display="block">
  <semantics>
    <mrow>
      <mi>g</mi>
      <mi mathvariant="normal">:</mi>
      <mi>V</mi>
      <mi>'</mi>
      <mo stretchy="false">→</mo>
      <mi mathvariant="normal">ℤ</mi>
    </mrow>
    <annotation encoding="StarMath 5.0">g:V'-&gt;setZ</annotation>
  </semantics>
</math>
</file>